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3b9" officeooo:paragraph-rsid="000ae3b9"/>
    </style:style>
    <style:style style:name="P2" style:family="paragraph" style:parent-style-name="Standard">
      <style:text-properties officeooo:rsid="000ae3b9" officeooo:paragraph-rsid="000bd47b"/>
    </style:style>
    <style:style style:name="P3" style:family="paragraph" style:parent-style-name="Standard">
      <style:text-properties officeooo:rsid="000e91eb" officeooo:paragraph-rsid="000ae3b9"/>
    </style:style>
    <style:style style:name="P4" style:family="paragraph" style:parent-style-name="Standard">
      <style:text-properties officeooo:rsid="000c6904" officeooo:paragraph-rsid="000bd47b" fo:background-color="#ffffff"/>
    </style:style>
    <style:style style:name="P5" style:family="paragraph" style:parent-style-name="Standard">
      <style:text-properties officeooo:rsid="000bd47b" officeooo:paragraph-rsid="000bd47b" fo:background-color="#ffffff"/>
    </style:style>
    <style:style style:name="T1" style:family="text">
      <style:text-properties officeooo:rsid="000ae3b9"/>
    </style:style>
    <style:style style:name="T2" style:family="text">
      <style:text-properties officeooo:rsid="000c6904" fo:background-color="#ffffff" loext:char-shading-value="0"/>
    </style:style>
    <style:style style:name="T3" style:family="text">
      <style:text-properties officeooo:rsid="000bd47b" fo:background-color="#ffffff" loext:char-shading-value="0"/>
    </style:style>
    <style:style style:name="T4" style:family="text">
      <style:text-properties officeooo:rsid="000bd47b"/>
    </style:style>
    <style:style style:name="T5" style:family="text">
      <style:text-properties officeooo:rsid="000c6904"/>
    </style:style>
    <style:style style:name="T6" style:family="text">
      <style:text-properties officeooo:rsid="000d9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Difference between declaration and definition?</text:p>
      <text:p text:style-name="P1"/>
      <text:p text:style-name="P1">2)Storage location of variables,what is common area?</text:p>
      <text:p text:style-name="P1"/>
      <text:p text:style-name="P1">3)use of volatile, how it works and applications of volatile</text:p>
      <text:p text:style-name="P1"/>
      <text:p text:style-name="P1">4)Greatest of 3 numbers without using single semicolon</text:p>
      <text:p text:style-name="P1"/>
      <text:p text:style-name="P1">5)Enum :</text:p>
      <text:p text:style-name="P1"><text:tab/>what is enumerators</text:p>
      <text:p text:style-name="P1"><text:tab/>what happens if we use negative values in enumerators</text:p>
      <text:p text:style-name="P1"><text:tab/>Can we assign floating point values</text:p>
      <text:p text:style-name="P1"/>
      <text:p text:style-name="P1">6)Factorial using recursion</text:p>
      <text:p text:style-name="P1"/>
      <text:p text:style-name="P3">7<text:span text:style-name="T1">)</text:span>There are two files named as main.c and sub.c? Sub.c contains the function of the subtraction?</text:p>
      <text:p text:style-name="P3"><text:s text:c="3"/>Main.c conatains the main function? What will happen if the following command is executed?</text:p>
      <text:p text:style-name="P3"><text:tab/>gcc -o main.c sub.c</text:p>
      <text:p text:style-name="P3"/>
      <text:p text:style-name="P1">8)call back function</text:p>
      <text:p text:style-name="P1"/>
      <text:p text:style-name="P1">9)Difference between ifelse and switch</text:p>
      <text:p text:style-name="P1"/>
      <text:p text:style-name="P1">10)Can we give break inside ifelse</text:p>
      <text:p text:style-name="P1"/>
      <text:p text:style-name="P1">11)Difference between break and continue</text:p>
      <text:p text:style-name="P1"/>
      <text:p text:style-name="P1">12)Difference between exit and return</text:p>
      <text:p text:style-name="P1"/>
      <text:p text:style-name="P1">13)Simple make file</text:p>
      <text:p text:style-name="P1"/>
      <text:p text:style-name="P1">14)Program to find endianess of the machine using structure or union</text:p>
      <text:p text:style-name="P1"/>
      <text:p text:style-name="P1">15)Device drivers</text:p>
      <text:p text:style-name="P1"/>
      <text:p text:style-name="P1">16)Need for module_init</text:p>
      <text:p text:style-name="P1"/>
      <text:p text:style-name="P1">17)When do my init function executes in device driver</text:p>
      <text:p text:style-name="P1"/>
      <text:p text:style-name="P1">18)Explain Fork,Vfork,clone,copy on write mechanism</text:p>
      <text:p text:style-name="P1"/>
      <text:p text:style-name="P1">19)Difference between thread and process</text:p>
      <text:p text:style-name="P1"/>
      <text:p text:style-name="P1">20)What is TLB and why we need TLB</text:p>
      <text:p text:style-name="P1"/>
      <text:p text:style-name="P1">21)Address legality and access legality</text:p>
      <text:p text:style-name="P1"/>
      <text:p text:style-name="P1">22)Program to check whether the list is circular linked list or not</text:p>
      <text:p text:style-name="P1"/>
      <text:p text:style-name="P1">23)Difference between <text:span text:style-name="T4">mutex and </text:span>semaphore</text:p>
      <text:p text:style-name="P1"/>
      <text:p text:style-name="P1">24)How two independent process will communicate</text:p>
      <text:p text:style-name="P1"><text:soft-page-break/>25)Whether we can send data using signal</text:p>
      <text:p text:style-name="P1"/>
      <text:p text:style-name="P1">26)How will you send signal from one process to another process</text:p>
      <text:p text:style-name="P1"/>
      <text:p text:style-name="P1">27)How will you <text:span text:style-name="T6">find</text:span> the pid of running process</text:p>
      <text:p text:style-name="P1"/>
      <text:p text:style-name="P1">28)What is message queue</text:p>
      <text:p text:style-name="P1"/>
      <text:p text:style-name="P2">29) <text:span text:style-name="T2">Three process are available named as p1,p2,p3 . P1 send</text:span><text:span text:style-name="T3">s some</text:span><text:span text:style-name="T2"> messgae to </text:span><text:span text:style-name="T3">the queue</text:span><text:span text:style-name="T2"> . P2 and</text:span></text:p>
      <text:p text:style-name="P4"><text:s text:c="2"/>p3 are waiting to receive message from p1.<text:span text:style-name="T4">Both wants to receive the same message from the queue.How can we do this</text:span></text:p>
      <text:p text:style-name="P4"/>
      <text:p text:style-name="P5">30)<text:span text:style-name="T5">Three process are available named as p1,p2,p3 . P1 sends some messgae to the queue . P2 and</text:span></text:p>
      <text:p text:style-name="P4"><text:s text:c="2"/>p3 are waiting to receive message from p1.<text:span text:style-name="T4">Which process will read the message from the queue</text:span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09:57.372373444</meta:creation-date>
    <dc:date>2016-08-30T14:34:21.602436920</dc:date>
    <meta:editing-duration>PT5M15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2" meta:paragraph-count="37" meta:word-count="290" meta:character-count="1809" meta:non-whitespace-character-count="1545"/>
  </office:meta>
</office:document-meta>
</file>